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16.005cm" svg:height="8.991cm" svg:x="14.493cm" svg:y="3.895cm">
            <draw:object draw:notify-on-update-of-ranges="Hoja1.A1:Hoja1.A1 Hoja1.A2:Hoja1.A31 Hoja1.B1:Hoja1.B1 Hoja1.B2:Hoja1.B31 Hoja1.C1:Hoja1.C1 Hoja1.C2:Hoja1.C31 Hoja1.D1:Hoja1.D1 Hoja1.D2:Hoja1.D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GRASP1</text:p>
          </table:table-cell>
          <table:table-cell office:value-type="string">
            <text:p>GRASP2</text:p>
          </table:table-cell>
          <table:table-cell office:value-type="string">
            <text:p>GRASP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72192000">
            <text:p>25972192000</text:p>
          </table:table-cell>
          <table:table-cell table:number-columns-repeated="2" office:value-type="float" office:value="229012000">
            <text:p>229012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14299000">
            <text:p>105614299000</text:p>
          </table:table-cell>
          <table:table-cell table:number-columns-repeated="2" office:value-type="float" office:value="375880000">
            <text:p>375880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011360000">
            <text:p>261011360000</text:p>
          </table:table-cell>
          <table:table-cell table:number-columns-repeated="2" office:value-type="float" office:value="645877000">
            <text:p>645877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6017172000">
            <text:p>326017172000</text:p>
          </table:table-cell>
          <table:table-cell table:number-columns-repeated="2" office:value-type="float" office:value="1260774000">
            <text:p>1260774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6111246000">
            <text:p>146111246000</text:p>
          </table:table-cell>
          <table:table-cell table:number-columns-repeated="2" office:value-type="float" office:value="446131000">
            <text:p>446131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104681000">
            <text:p>224104681000</text:p>
          </table:table-cell>
          <table:table-cell table:number-columns-repeated="2" office:value-type="float" office:value="588975000">
            <text:p>58897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489866000">
            <text:p>224489866000</text:p>
          </table:table-cell>
          <table:table-cell table:number-columns-repeated="2" office:value-type="float" office:value="917511000">
            <text:p>917511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3432730000">
            <text:p>183432730000</text:p>
          </table:table-cell>
          <table:table-cell table:number-columns-repeated="2" office:value-type="float" office:value="684294000">
            <text:p>684294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310708000">
            <text:p>170310708000</text:p>
          </table:table-cell>
          <table:table-cell table:number-columns-repeated="2" office:value-type="float" office:value="558620000">
            <text:p>55862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4713293000">
            <text:p>174713293000</text:p>
          </table:table-cell>
          <table:table-cell table:number-columns-repeated="2" office:value-type="float" office:value="855150000">
            <text:p>85515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9467388000">
            <text:p>139467388000</text:p>
          </table:table-cell>
          <table:table-cell table:number-columns-repeated="2" office:value-type="float" office:value="583914000">
            <text:p>583914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4570734000">
            <text:p>144570734000</text:p>
          </table:table-cell>
          <table:table-cell table:number-columns-repeated="2" office:value-type="float" office:value="1619550000">
            <text:p>1619550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376418000">
            <text:p>353376418000</text:p>
          </table:table-cell>
          <table:table-cell table:number-columns-repeated="2" office:value-type="float" office:value="963927000">
            <text:p>963927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5788322000">
            <text:p>155788322000</text:p>
          </table:table-cell>
          <table:table-cell table:number-columns-repeated="2" office:value-type="float" office:value="1072720000">
            <text:p>1072720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4832064000">
            <text:p>204832064000</text:p>
          </table:table-cell>
          <table:table-cell table:number-columns-repeated="2" office:value-type="float" office:value="879629000">
            <text:p>879629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6351971000">
            <text:p>176351971000</text:p>
          </table:table-cell>
          <table:table-cell table:number-columns-repeated="2" office:value-type="float" office:value="1100988000">
            <text:p>1100988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5775399000">
            <text:p>145775399000</text:p>
          </table:table-cell>
          <table:table-cell table:number-columns-repeated="2" office:value-type="float" office:value="896941000">
            <text:p>896941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5090792000">
            <text:p>195090792000</text:p>
          </table:table-cell>
          <table:table-cell table:number-columns-repeated="2" office:value-type="float" office:value="948436000">
            <text:p>948436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53553762000">
            <text:p>253553762000</text:p>
          </table:table-cell>
          <table:table-cell table:number-columns-repeated="2" office:value-type="float" office:value="1902230000">
            <text:p>1902230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5338194000">
            <text:p>155338194000</text:p>
          </table:table-cell>
          <table:table-cell table:number-columns-repeated="2" office:value-type="float" office:value="1721476000">
            <text:p>1721476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8526302000">
            <text:p>228526302000</text:p>
          </table:table-cell>
          <table:table-cell table:number-columns-repeated="2" office:value-type="float" office:value="776029000">
            <text:p>776029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7868776000">
            <text:p>197868776000</text:p>
          </table:table-cell>
          <table:table-cell table:number-columns-repeated="2" office:value-type="float" office:value="2041894000">
            <text:p>2041894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3073518000">
            <text:p>153073518000</text:p>
          </table:table-cell>
          <table:table-cell table:number-columns-repeated="2" office:value-type="float" office:value="1282958000">
            <text:p>1282958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4934986000">
            <text:p>394934986000</text:p>
          </table:table-cell>
          <table:table-cell table:number-columns-repeated="2" office:value-type="float" office:value="1436140000">
            <text:p>1436140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9992953000">
            <text:p>249992953000</text:p>
          </table:table-cell>
          <table:table-cell table:number-columns-repeated="2" office:value-type="float" office:value="828646000">
            <text:p>828646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52358948000">
            <text:p>352358948000</text:p>
          </table:table-cell>
          <table:table-cell table:number-columns-repeated="2" office:value-type="float" office:value="989333000">
            <text:p>989333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0875923000">
            <text:p>180875923000</text:p>
          </table:table-cell>
          <table:table-cell table:number-columns-repeated="2" office:value-type="float" office:value="2007793000">
            <text:p>2007793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55006822000">
            <text:p>355006822000</text:p>
          </table:table-cell>
          <table:table-cell table:number-columns-repeated="2" office:value-type="float" office:value="2121604000">
            <text:p>2121604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4853901000">
            <text:p>234853901000</text:p>
          </table:table-cell>
          <table:table-cell table:number-columns-repeated="2" office:value-type="float" office:value="904326000">
            <text:p>904326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0830783000">
            <text:p>150830783000</text:p>
          </table:table-cell>
          <table:table-cell table:number-columns-repeated="2" office:value-type="float" office:value="912846000">
            <text:p>91284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8.992cm" xlink:href=".." xlink:type="simple" chart:class="chart:line" chart:style-name="ch1">
        <chart:legend chart:legend-position="end" svg:x="13.26cm" svg:y="3.699cm" style:legend-expansion="high" chart:style-name="ch2"/>
        <chart:plot-area chart:style-name="ch3" table:cell-range-address="Hoja1.A1:Hoja1.D31" chart:data-source-has-labels="both" svg:x="0.77cm" svg:y="0.851cm" svg:width="11.85cm" svg:height="7.542cm">
          <chartooo:coordinate-region svg:x="3.429cm" svg:y="1.05cm" svg:width="9.004cm" svg:height="6.298cm"/>
          <chart:axis chart:dimension="x" chart:name="primary-x" chart:style-name="ch4" chartooo:axis-type="auto">
            <chartooo:date-scale/>
            <chart:categories table:cell-range-address="Hoja1.A2:Hoja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31" chart:label-cell-address="Hoja1.B1:Hoja1.B1" chart:class="chart:line">
            <chart:data-point chart:repeated="30"/>
          </chart:series>
          <chart:series chart:style-name="ch8" chart:values-cell-range-address="Hoja1.C2:Hoja1.C31" chart:label-cell-address="Hoja1.C1:Hoja1.C1" chart:class="chart:line">
            <chart:data-point chart:repeated="30"/>
          </chart:series>
          <chart:series chart:style-name="ch9" chart:values-cell-range-address="Hoja1.D2:Hoja1.D31" chart:label-cell-address="Hoja1.D1:Hoja1.D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1</text:p>
                <draw:g>
                  <svg:desc>Hoja1.B1:Hoja1.B1</svg:desc>
                </draw:g>
              </table:table-cell>
              <table:table-cell office:value-type="string">
                <text:p>GRASP2</text:p>
                <draw:g>
                  <svg:desc>Hoja1.C1:Hoja1.C1</svg:desc>
                </draw:g>
              </table:table-cell>
              <table:table-cell office:value-type="string">
                <text:p>GRASP3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31</svg:desc>
                </draw:g>
              </table:table-cell>
              <table:table-cell office:value-type="float" office:value="25972192000">
                <text:p>25972192000</text:p>
                <draw:g>
                  <svg:desc>Hoja1.B2:Hoja1.B31</svg:desc>
                </draw:g>
              </table:table-cell>
              <table:table-cell office:value-type="float" office:value="229012000">
                <text:p>229012000</text:p>
                <draw:g>
                  <svg:desc>Hoja1.C2:Hoja1.C31</svg:desc>
                </draw:g>
              </table:table-cell>
              <table:table-cell office:value-type="float" office:value="229012000">
                <text:p>229012000</text:p>
                <draw:g>
                  <svg:desc>Hoja1.D2:Hoja1.D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5614299000">
                <text:p>105614299000</text:p>
              </table:table-cell>
              <table:table-cell office:value-type="float" office:value="375880000">
                <text:p>375880000</text:p>
              </table:table-cell>
              <table:table-cell office:value-type="float" office:value="375880000">
                <text:p>3758800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1011360000">
                <text:p>261011360000</text:p>
              </table:table-cell>
              <table:table-cell office:value-type="float" office:value="645877000">
                <text:p>645877000</text:p>
              </table:table-cell>
              <table:table-cell office:value-type="float" office:value="645877000">
                <text:p>6458770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6017172000">
                <text:p>326017172000</text:p>
              </table:table-cell>
              <table:table-cell office:value-type="float" office:value="1260774000">
                <text:p>1260774000</text:p>
              </table:table-cell>
              <table:table-cell office:value-type="float" office:value="1260774000">
                <text:p>12607740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6111246000">
                <text:p>146111246000</text:p>
              </table:table-cell>
              <table:table-cell office:value-type="float" office:value="446131000">
                <text:p>446131000</text:p>
              </table:table-cell>
              <table:table-cell office:value-type="float" office:value="446131000">
                <text:p>4461310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4104681000">
                <text:p>224104681000</text:p>
              </table:table-cell>
              <table:table-cell office:value-type="float" office:value="588975000">
                <text:p>588975000</text:p>
              </table:table-cell>
              <table:table-cell office:value-type="float" office:value="588975000">
                <text:p>5889750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24489866000">
                <text:p>224489866000</text:p>
              </table:table-cell>
              <table:table-cell office:value-type="float" office:value="917511000">
                <text:p>917511000</text:p>
              </table:table-cell>
              <table:table-cell office:value-type="float" office:value="917511000">
                <text:p>9175110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3432730000">
                <text:p>183432730000</text:p>
              </table:table-cell>
              <table:table-cell office:value-type="float" office:value="684294000">
                <text:p>684294000</text:p>
              </table:table-cell>
              <table:table-cell office:value-type="float" office:value="684294000">
                <text:p>6842940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0310708000">
                <text:p>170310708000</text:p>
              </table:table-cell>
              <table:table-cell office:value-type="float" office:value="558620000">
                <text:p>558620000</text:p>
              </table:table-cell>
              <table:table-cell office:value-type="float" office:value="558620000">
                <text:p>55862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713293000">
                <text:p>174713293000</text:p>
              </table:table-cell>
              <table:table-cell office:value-type="float" office:value="855150000">
                <text:p>855150000</text:p>
              </table:table-cell>
              <table:table-cell office:value-type="float" office:value="855150000">
                <text:p>855150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9467388000">
                <text:p>139467388000</text:p>
              </table:table-cell>
              <table:table-cell office:value-type="float" office:value="583914000">
                <text:p>583914000</text:p>
              </table:table-cell>
              <table:table-cell office:value-type="float" office:value="583914000">
                <text:p>5839140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4570734000">
                <text:p>144570734000</text:p>
              </table:table-cell>
              <table:table-cell office:value-type="float" office:value="1619550000">
                <text:p>1619550000</text:p>
              </table:table-cell>
              <table:table-cell office:value-type="float" office:value="1619550000">
                <text:p>16195500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53376418000">
                <text:p>353376418000</text:p>
              </table:table-cell>
              <table:table-cell office:value-type="float" office:value="963927000">
                <text:p>963927000</text:p>
              </table:table-cell>
              <table:table-cell office:value-type="float" office:value="963927000">
                <text:p>9639270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5788322000">
                <text:p>155788322000</text:p>
              </table:table-cell>
              <table:table-cell office:value-type="float" office:value="1072720000">
                <text:p>1072720000</text:p>
              </table:table-cell>
              <table:table-cell office:value-type="float" office:value="1072720000">
                <text:p>10727200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04832064000">
                <text:p>204832064000</text:p>
              </table:table-cell>
              <table:table-cell office:value-type="float" office:value="879629000">
                <text:p>879629000</text:p>
              </table:table-cell>
              <table:table-cell office:value-type="float" office:value="879629000">
                <text:p>8796290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76351971000">
                <text:p>176351971000</text:p>
              </table:table-cell>
              <table:table-cell office:value-type="float" office:value="1100988000">
                <text:p>1100988000</text:p>
              </table:table-cell>
              <table:table-cell office:value-type="float" office:value="1100988000">
                <text:p>11009880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5775399000">
                <text:p>145775399000</text:p>
              </table:table-cell>
              <table:table-cell office:value-type="float" office:value="896941000">
                <text:p>896941000</text:p>
              </table:table-cell>
              <table:table-cell office:value-type="float" office:value="896941000">
                <text:p>8969410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5090792000">
                <text:p>195090792000</text:p>
              </table:table-cell>
              <table:table-cell office:value-type="float" office:value="948436000">
                <text:p>948436000</text:p>
              </table:table-cell>
              <table:table-cell office:value-type="float" office:value="948436000">
                <text:p>9484360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53553762000">
                <text:p>253553762000</text:p>
              </table:table-cell>
              <table:table-cell office:value-type="float" office:value="1902230000">
                <text:p>1902230000</text:p>
              </table:table-cell>
              <table:table-cell office:value-type="float" office:value="1902230000">
                <text:p>19022300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5338194000">
                <text:p>155338194000</text:p>
              </table:table-cell>
              <table:table-cell office:value-type="float" office:value="1721476000">
                <text:p>1721476000</text:p>
              </table:table-cell>
              <table:table-cell office:value-type="float" office:value="1721476000">
                <text:p>17214760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8526302000">
                <text:p>228526302000</text:p>
              </table:table-cell>
              <table:table-cell office:value-type="float" office:value="776029000">
                <text:p>776029000</text:p>
              </table:table-cell>
              <table:table-cell office:value-type="float" office:value="776029000">
                <text:p>77602900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97868776000">
                <text:p>197868776000</text:p>
              </table:table-cell>
              <table:table-cell office:value-type="float" office:value="2041894000">
                <text:p>2041894000</text:p>
              </table:table-cell>
              <table:table-cell office:value-type="float" office:value="2041894000">
                <text:p>204189400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3073518000">
                <text:p>153073518000</text:p>
              </table:table-cell>
              <table:table-cell office:value-type="float" office:value="1282958000">
                <text:p>1282958000</text:p>
              </table:table-cell>
              <table:table-cell office:value-type="float" office:value="1282958000">
                <text:p>128295800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94934986000">
                <text:p>394934986000</text:p>
              </table:table-cell>
              <table:table-cell office:value-type="float" office:value="1436140000">
                <text:p>1436140000</text:p>
              </table:table-cell>
              <table:table-cell office:value-type="float" office:value="1436140000">
                <text:p>14361400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49992953000">
                <text:p>249992953000</text:p>
              </table:table-cell>
              <table:table-cell office:value-type="float" office:value="828646000">
                <text:p>828646000</text:p>
              </table:table-cell>
              <table:table-cell office:value-type="float" office:value="828646000">
                <text:p>8286460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52358948000">
                <text:p>352358948000</text:p>
              </table:table-cell>
              <table:table-cell office:value-type="float" office:value="989333000">
                <text:p>989333000</text:p>
              </table:table-cell>
              <table:table-cell office:value-type="float" office:value="989333000">
                <text:p>98933300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80875923000">
                <text:p>180875923000</text:p>
              </table:table-cell>
              <table:table-cell office:value-type="float" office:value="2007793000">
                <text:p>2007793000</text:p>
              </table:table-cell>
              <table:table-cell office:value-type="float" office:value="2007793000">
                <text:p>200779300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55006822000">
                <text:p>355006822000</text:p>
              </table:table-cell>
              <table:table-cell office:value-type="float" office:value="2121604000">
                <text:p>2121604000</text:p>
              </table:table-cell>
              <table:table-cell office:value-type="float" office:value="2121604000">
                <text:p>21216040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34853901000">
                <text:p>234853901000</text:p>
              </table:table-cell>
              <table:table-cell office:value-type="float" office:value="904326000">
                <text:p>904326000</text:p>
              </table:table-cell>
              <table:table-cell office:value-type="float" office:value="904326000">
                <text:p>9043260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0830783000">
                <text:p>150830783000</text:p>
              </table:table-cell>
              <table:table-cell office:value-type="float" office:value="912846000">
                <text:p>912846000</text:p>
              </table:table-cell>
              <table:table-cell office:value-type="float" office:value="912846000">
                <text:p>912846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